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weight="normal" style:font-size-asian="11pt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5" style:family="text">
      <style:text-properties fo:font-size="11pt" fo:font-style="italic" fo:font-weight="normal" style:font-size-asian="11pt" style:font-style-asian="italic" style:font-weight-asian="normal" style:font-size-complex="11pt" style:font-weight-complex="normal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fo:font-weight="normal" style:font-style-asian="italic" style:font-weight-asian="normal" style:font-weight-complex="normal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ize-complex="11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ÍCIOS:</text:p>
      <text:p text:style-name="Standard"/>
      <text:p text:style-name="Standard">1)<text:span text:style-name="T12"> Uma indústria de computadores produz computadores em diversas cores. Os computadores são produzidos nas cores azul, amarelo e verde. O preço de cada computador é de R$ 500,00. Diariamente os computadores produzidos são cadastrados em um banco de dados onde consta a sua cor. Define o total de computadores produzidos de cada cor, o total em reais dos computadores de cada cor e o total geral diário em reais utilizando as regras do Mips para o uso da pilha pelos procedimentos. O aplicativo deverá ser composto por um programa principal e pelo menos uma subrotina. </text:span></text:p>
      <text:p text:style-name="P2"><text:span text:style-name="T8">Importante: O banco de dados diariamente é fechado (terminado) quando da ocorrência de um caracter NULO (zero).</text:span></text:p>
      <text:p text:style-name="P2"><text:span text:style-name="T8"/></text:p>
      <text:p text:style-name="P2"><text:span text:style-name="T8">2)</text:span><text:span text:style-name="T7">Suponha que tenha havido um erro na divulgação das notas dos alunos de </text:span><text:span text:style-name="T9">Arquitetura e Organização de Computadores</text:span><text:span text:style-name="T7">, com as notas de </text:span><text:span text:style-name="T9">Circuitos Digitais</text:span><text:span text:style-name="T7">. Um aluno da turma de arquitetura foi convidado a fazer um programa de modo a <text:s/>corrigir a falha. Supondo que a quantidade de alunos é 60 e que este valor está inicialmente armazenado em $a0, que o endereço-base do array das notas de </text:span><text:span text:style-name="T9">arquitetura e organização de computadores</text:span><text:span text:style-name="T7"> está associado ao registrador $a1 e que o endereço-base do array de notas de </text:span><text:span text:style-name="T9">circuitos digitais</text:span><text:span text:style-name="T7"> está associado ao registrador $a2, pede-se a elaboração do programa. O programa deverá ser feito como um procedimento, para que possa ser usado por outros programas, o qual deve seguir todas as regras do Mips para salvamento em pilha dos registradores. É permitida a escolha de qualquer registrador na elaboração do programa, desde que siga as regras do Mips aplicadas aos registradores e aos procedimentos. </text:span></text:p>
      <text:p text:style-name="P3"/>
      <text:p text:style-name="P3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elma Torres </meta:initial-creator>
    <meta:creation-date>2011-11-14T23:26:43.09</meta:creation-date>
    <meta:document-statistic meta:table-count="0" meta:image-count="0" meta:object-count="0" meta:page-count="1" meta:paragraph-count="4" meta:word-count="267" meta:character-count="1620"/>
    <dc:date>2011-11-14T23:32:46.48</dc:date>
    <dc:creator>Thelma Torres </dc:creator>
    <meta:editing-duration>PT00H06M03S</meta:editing-duration>
    <meta:editing-cycles>1</meta:editing-cycles>
    <meta:generator>BrOffice.org/3.1$Win32 OpenOffice.org_project/310m19$Build-9420</meta:generator>
  </office:meta>
</office:document-meta>
</file>